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fff9" officeooo:paragraph-rsid="000afff9"/>
    </style:style>
    <style:style style:name="P2" style:family="paragraph" style:parent-style-name="Standard">
      <style:text-properties officeooo:rsid="000c68ba" officeooo:paragraph-rsid="000c68ba"/>
    </style:style>
    <style:style style:name="P3" style:family="paragraph" style:parent-style-name="Standard">
      <style:text-properties officeooo:rsid="000caa2b" officeooo:paragraph-rsid="000caa2b"/>
    </style:style>
    <style:style style:name="P4" style:family="paragraph" style:parent-style-name="Standard">
      <style:text-properties fo:font-weight="bold" officeooo:rsid="000c68ba" officeooo:paragraph-rsid="000c68ba" style:font-weight-asian="bold" style:font-weight-complex="bold"/>
    </style:style>
    <style:style style:name="P5" style:family="paragraph" style:parent-style-name="Standard">
      <style:text-properties officeooo:rsid="000d3a87" officeooo:paragraph-rsid="000d3a87"/>
    </style:style>
    <style:style style:name="P6" style:family="paragraph" style:parent-style-name="Standard">
      <style:text-properties officeooo:rsid="000e9114" officeooo:paragraph-rsid="000e9114"/>
    </style:style>
    <style:style style:name="T1" style:family="text">
      <style:text-properties officeooo:rsid="000c68ba"/>
    </style:style>
    <style:style style:name="T2" style:family="text">
      <style:text-properties officeooo:rsid="000caa2b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0% 100%" officeooo:rsid="000e9114"/>
    </style:style>
    <style:style style:name="T7" style:family="text">
      <style:text-properties officeooo:rsid="000d3a87"/>
    </style:style>
    <style:style style:name="T8" style:family="text">
      <style:text-properties officeooo:rsid="000e91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einamento Presencial:</text:p>
      <text:p text:style-name="P1"/>
      <text:p text:style-name="P1"><text:span text:style-name="T2">Caso de Uso:</text:span> Gerenciamento de presença</text:p>
      <text:p text:style-name="P1"/>
      <text:p text:style-name="P1">Ator principal: <text:span text:style-name="T1">Professores.</text:span></text:p>
      <text:p text:style-name="P1"/>
      <text:p text:style-name="P1">Ator secundário: <text:span text:style-name="T1">Aluno.</text:span></text:p>
      <text:p text:style-name="P1"/>
      <text:p text:style-name="P2">1. Professor entra na página;</text:p>
      <text:p text:style-name="P2">2. <text:span text:style-name="T2">Acessa a lista de alunos;</text:span></text:p>
      <text:p text:style-name="P2">3. <text:span text:style-name="T2">Verifica quem está presente na aula;</text:span></text:p>
      <text:p text:style-name="P3">4. Marca o nome de quem esteve presente;</text:p>
      <text:p text:style-name="P5">5. Salva a chamada;</text:p>
      <text:p text:style-name="P3"><text:span text:style-name="T7">6</text:span>. Professor fecha a lista.</text:p>
      <text:p text:style-name="P3"/>
      <text:p text:style-name="P3">Extensões:</text:p>
      <text:p text:style-name="P3"/>
      <text:p text:style-name="P3"><text:span text:style-name="T4">2a</text:span>. Problemas ao acessar a lista;</text:p>
      <text:p text:style-name="P5"><text:tab/>2<text:span text:style-name="T5">a</text:span>.1. Professor recarrega a página;</text:p>
      <text:p text:style-name="P5"><text:tab/>2<text:span text:style-name="T4">a</text:span>.2. Retorna para 1.</text:p>
      <text:p text:style-name="P3">2b. Lista indisponível;</text:p>
      <text:p text:style-name="P5"><text:tab/>2b.1. Professor recarrega a página, se ainda assim não funcionar, faz uma reclamação;</text:p>
      <text:p text:style-name="P5"><text:tab/>2b.2. Retorna para 1. </text:p>
      <text:p text:style-name="P5">2c. Lista incompleta;</text:p>
      <text:p text:style-name="P5"><text:tab/>2c.1. Professor faz uma reclamação pedindo para cadastras o aluno;</text:p>
      <text:p text:style-name="P3"><text:span text:style-name="T6">4</text:span><text:span text:style-name="T4">a</text:span>. <text:span text:style-name="T8">Aluno não responde à chamada;</text:span></text:p>
      <text:p text:style-name="P6"><text:span text:style-name="T4"><text:tab/>4a</text:span>.1. Retorna para 3.</text:p>
      <text:p text:style-name="P6">5<text:span text:style-name="T4">a</text:span>. Problemas ao salvar a chamada;</text:p>
      <text:p text:style-name="P6"><text:tab/>5<text:span text:style-name="T4">a</text:span>.1. Professor anota manualmente o nome dos alunos presentes;</text:p>
      <text:p text:style-name="P6"><text:tab/>5<text:span text:style-name="T4">a</text:span>.2. Faz uma reclamação.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21:41:18.131000000</meta:creation-date>
    <dc:date>2020-04-29T23:02:32.297000000</dc:date>
    <meta:editing-duration>PT29M31S</meta:editing-duration>
    <meta:editing-cycles>1</meta:editing-cycles>
    <meta:document-statistic meta:table-count="0" meta:image-count="0" meta:object-count="0" meta:page-count="1" meta:paragraph-count="24" meta:word-count="127" meta:character-count="793" meta:non-whitespace-character-count="681"/>
    <meta:generator>LibreOffice/6.0.3.2$Windows_X86_64 LibreOffice_project/8f48d515416608e3a835360314dac7e47fd0b821</meta:generator>
  </office:meta>
</office:document-meta>
</file>